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Inconsolata" svg:font-family="Inconsolata, Monaco, Consolas, 'Courier New', Courier, monospace"/>
    <style:font-face style:name="Mangal1" svg:font-family="Mangal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officeooo:rsid="00570a8c" officeooo:paragraph-rsid="00570a8c"/>
    </style:style>
    <style:style style:name="P24" style:family="paragraph" style:parent-style-name="Text_20_body">
      <style:text-properties officeooo:paragraph-rsid="005cba36"/>
    </style:style>
    <style:style style:name="P25" style:family="paragraph" style:parent-style-name="Text_20_body">
      <style:text-properties officeooo:rsid="00602e19" officeooo:paragraph-rsid="00602e19"/>
    </style:style>
    <style:style style:name="P26" style:family="paragraph" style:parent-style-name="Text_20_body">
      <style:text-properties officeooo:paragraph-rsid="0061be3c"/>
    </style:style>
    <style:style style:name="P27" style:family="paragraph" style:parent-style-name="Heading_20_1">
      <style:text-properties fo:language="de" fo:country="DE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5ad7b1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5be3bd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normal" officeooo:rsid="005cba36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fo:font-weight="normal" officeooo:rsid="005e8467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fo:font-weight="normal" officeooo:rsid="005cba36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fo:font-weight="normal" officeooo:rsid="006e7c07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7" style:family="text">
      <style:text-properties fo:font-variant="normal" fo:text-transform="none" fo:color="#000000" style:font-name="Liberation Serif" fo:font-size="12pt" fo:letter-spacing="normal" fo:font-style="italic" fo:font-weight="normal" officeooo:rsid="005e8467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fo:font-variant="normal" fo:text-transform="none" fo:color="#000000" style:font-name="Amiri" fo:font-size="12pt" fo:letter-spacing="normal" fo:font-style="italic" fo:font-weight="normal" officeooo:rsid="005e8467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fo:font-variant="normal" fo:text-transform="none" fo:color="#c5c8c6" style:font-name="Inconsolata" fo:font-size="6.40000009536743pt" fo:letter-spacing="normal" fo:font-style="normal" fo:font-weight="normal" officeooo:rsid="005cba36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40" style:family="text">
      <style:text-properties fo:font-variant="normal" fo:text-transform="none" fo:color="#c5c8c6" style:font-name="Inconsolata" fo:font-size="12pt" fo:letter-spacing="normal" fo:font-style="normal" fo:font-weight="normal" officeooo:rsid="005cba36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41" style:family="text">
      <style:text-properties fo:font-variant="normal" fo:text-transform="none" fo:color="#c5c8c6" style:font-name="Liberation Serif" fo:font-size="12pt" fo:letter-spacing="normal" fo:font-style="normal" fo:font-weight="normal" officeooo:rsid="005cba36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42" style:family="text">
      <style:text-properties fo:font-variant="normal" fo:text-transform="none" fo:color="#a8ff60" style:font-name="Inconsolata" fo:font-size="6.40000009536743pt" fo:letter-spacing="normal" fo:font-style="normal" fo:font-weight="normal" officeooo:rsid="005cba36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43" style:family="text">
      <style:text-properties fo:font-variant="normal" fo:text-transform="none" fo:color="#a8ff60" style:font-name="Inconsolata" fo:font-size="12pt" fo:letter-spacing="normal" fo:font-style="normal" fo:font-weight="normal" officeooo:rsid="005cba36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44" style:family="text">
      <style:text-properties fo:font-variant="normal" fo:text-transform="none" fo:color="#a8ff60" style:font-name="Liberation Serif" fo:font-size="12pt" fo:letter-spacing="normal" fo:font-style="normal" fo:font-weight="normal" officeooo:rsid="005cba36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45" style:family="text">
      <style:text-properties fo:font-variant="normal" fo:text-transform="none" fo:color="#222222" style:font-name="Liberation Serif" fo:font-size="12pt" fo:letter-spacing="normal" fo:font-style="normal" fo:font-weight="normal" officeooo:rsid="005e8467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222222" style:font-name="Liberation Serif" fo:font-size="12pt" fo:letter-spacing="normal" fo:font-style="italic" fo:font-weight="normal" officeooo:rsid="005e8467" style:font-size-asian="12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variant="normal" fo:text-transform="none" fo:color="#222222" style:font-name="Liberation Serif" fo:font-size="5.25pt" fo:letter-spacing="normal" fo:font-style="normal" fo:font-weight="normal" officeooo:rsid="005e8467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222222" style:font-name="Consolas" fo:font-size="5.25pt" fo:letter-spacing="normal" fo:font-style="normal" fo:font-weight="normal" officeooo:rsid="005e8467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222222" style:font-name="Amiri" fo:font-size="12pt" fo:letter-spacing="normal" fo:font-style="italic" fo:font-weight="normal" officeooo:rsid="005e8467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language="de" fo:country="DE"/>
    </style:style>
    <style:style style:name="T51" style:family="text">
      <style:text-properties fo:language="de" fo:country="DE" officeooo:rsid="00438122"/>
    </style:style>
    <style:style style:name="T52" style:family="text">
      <style:text-properties fo:language="de" fo:country="DE" officeooo:rsid="004473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Ziel</text:h>
      <text:p text:style-name="P1">Sprachlehrer-Webseite für mich</text:p>
      <text:h text:style-name="P27" text:outline-level="1">Schritte</text:h>
      <text:p text:style-name="P22"/>
      <text:p text:style-name="P23"><text:span text:style-name="T51">C</text:span><text:span text:style-name="T50">reate login function on Client &amp; Server</text:span></text:p>
      <text:p text:style-name="P25"><text:span text:style-name="T51">D</text:span><text:span text:style-name="T50">isplay Vocabs in website</text:span></text:p>
      <text:p text:style-name="P26"><text:span text:style-name="T51">Create simple Django Backend that sends back some data<text:line-break/></text:span><text:span text:style-name="T52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33"><text:tab/><text:tab/>v</text:span><text:span text:style-name="T28"><text:line-break/></text:span><text:span text:style-name="T33">-&gt; Add Cors Headers to Djngo!</text:span><text:span text:style-name="Source_20_Text"><text:span text:style-name="T36"><text:tab/><text:tab/><text:tab/></text:span></text:span></text:p>
      <text:p text:style-name="P24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<text:soft-pag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</text:span><text:soft-page-break/><text:span text:style-name="T10"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"/>
    <style:font-face style:name="Inconsolata" svg:font-family="Inconsolata, Monaco, Consolas, 'Courier New', Courier, monospace"/>
    <style:font-face style:name="Mangal1" svg:font-family="Mangal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1-29T00:06:12.784000000</dc:date>
    <meta:editing-duration>P19DT8H29M19S</meta:editing-duration>
    <meta:editing-cycles>100</meta:editing-cycles>
    <meta:document-statistic meta:table-count="0" meta:image-count="0" meta:object-count="0" meta:page-count="3" meta:paragraph-count="29" meta:word-count="445" meta:character-count="3482" meta:non-whitespace-character-count="2754"/>
  </office:meta>
</office:document-meta>
</file>